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8406" officeooo:paragraph-rsid="000e8406"/>
    </style:style>
    <style:style style:name="P2" style:family="paragraph" style:parent-style-name="Standard">
      <style:paragraph-properties fo:text-align="center" style:justify-single-word="false"/>
      <style:text-properties officeooo:rsid="000e8406" officeooo:paragraph-rsid="000e8406"/>
    </style:style>
    <style:style style:name="P3" style:family="paragraph" style:parent-style-name="Standard">
      <style:paragraph-properties fo:text-align="start" style:justify-single-word="false"/>
      <style:text-properties officeooo:rsid="000e8406" officeooo:paragraph-rsid="000e8406"/>
    </style:style>
    <style:style style:name="P4" style:family="paragraph" style:parent-style-name="Standard">
      <style:paragraph-properties fo:line-height="200%" fo:text-align="start" style:justify-single-word="false"/>
      <style:text-properties officeooo:rsid="000e8406" officeooo:paragraph-rsid="000e8406"/>
    </style:style>
    <style:style style:name="T1" style:family="text">
      <style:text-properties officeooo:rsid="001005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J Guillaume</text:p>
      <text:p text:style-name="P1">Cathal Chaffee</text:p>
      <text:p text:style-name="P1">CMPSC 383</text:p>
      <text:p text:style-name="P1"/>
      <text:p text:style-name="P2">Lab 7 Report</text:p>
      <text:p text:style-name="P2"/>
      <text:p text:style-name="P3"><text:tab/>Details: </text:p>
      <text:p text:style-name="P4"><text:tab/>The searching phase was accomplished by having the robot go through a while loop that would execute as long as the robot's total rotation was less than 180 degrees. <text:s/><text:span text:style-name="T1">The robot would take a measurement with each ultrasonic sensor and then perform sensor fusion by taking the average of the two measurements. <text:s/>The fusion measurement and the degree at which the measurement was sensed is then stored as a Polo object in an array called foundObjects. <text:s/>The robot would then rotate 20 degrees in addition to the usual 10 degrees rotated in order to avoid sensing the same object twice. <text:s/></text:span></text:p>
      <text:p text:style-name="P4"><text:tab/><text:span text:style-name="T1">We then have a loop that will be entered if more objects are sensed than there should have been, this takes the measurements that are closest together and eliminates one of the measurements. </text:span></text:p>
      <text:p text:style-name="P4"><text:tab/><text:span text:style-name="T1">Next after pushing the escape button, the gathering phase is entered. The gathering phase has the robot rotates 180 degrees to its original position and then rotates the number of degrees of the first sensed object. <text:s/>After this the robot calculates and rotates the appropriate number of degrees to the second object. <text:s/>This process continues until all objects have been “gathered.”</text:span></text:p>
      <text:p text:style-name="P3"/>
      <text:p text:style-name="P3"><text:tab/>Learning Take Aways:</text:p>
      <text:p text:style-name="P4"><text:tab/>We learned that by using sensor fusion, there is a greater probability that the robot will measure accurately and go the appropriate distance to move the box's position. <text:s/></text:p>
      <text:p text:style-name="P3"/>
      <text:p text:style-name="P3"><text:tab/>Challenges: </text:p>
      <text:p text:style-name="P4"><text:tab/>We were not successful in getting our loop to go through the array list which stored the Polo object in order to get the degrees it needed to turn. <text:s/>Since we kept getting Array Index out of bounds issues, we just hard coded the process for the three boxes the program to find, and that worked very well. <text:s/>This is not an efficient way to implement the program, but it is the only way we could get it to execute all the way through.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4:29:17.666733930</meta:creation-date>
    <dc:date>2015-04-21T15:07:15.814661436</dc:date>
    <meta:editing-duration>PT22M47S</meta:editing-duration>
    <meta:editing-cycles>2</meta:editing-cycles>
    <meta:generator>LibreOffice/4.2.7.2$Linux_X86_64 LibreOffice_project/420m0$Build-2</meta:generator>
    <meta:document-statistic meta:table-count="0" meta:image-count="0" meta:object-count="0" meta:page-count="1" meta:paragraph-count="12" meta:word-count="320" meta:character-count="1851" meta:non-whitespace-character-count="1519"/>
  </office:meta>
</office:document-meta>
</file>